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text-properties fo:language="en" fo:country="GB"/>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28"/>
    <style:style style:name="P51" style:family="paragraph" style:parent-style-name="Heading_20_1">
      <style:text-properties fo:language="en" fo:country="GB"/>
    </style:style>
    <style:style style:name="P52" style:family="paragraph" style:parent-style-name="Heading_20_2">
      <style:text-properties fo:language="en" fo:country="GB"/>
    </style:style>
    <style:style style:name="P53" style:family="paragraph" style:parent-style-name="First_20_line_20_indent" style:list-style-name="L1"/>
    <style:style style:name="P54" style:family="paragraph" style:parent-style-name="First_20_line_20_indent" style:list-style-name="L2"/>
    <style:style style:name="P55" style:family="paragraph" style:parent-style-name="First_20_line_20_indent" style:list-style-name="L3"/>
    <style:style style:name="P56" style:family="paragraph" style:parent-style-name="First_20_line_20_indent" style:list-style-name="L4"/>
    <style:style style:name="P57" style:family="paragraph" style:parent-style-name="First_20_line_20_indent" style:list-style-name="L27"/>
    <style:style style:name="P58"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51" text:outline-level="1">Document structure</text:h>
      <text:h text:style-name="P52"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3">0.1 Table of content<text:tab/>2</text:p>
          <text:p text:style-name="P23">0.2 Revision history<text:tab/>3</text:p>
          <text:p text:style-name="P23">0.3 References<text:tab/>3</text:p>
          <text:p text:style-name="P23">0.4 Glossary<text:tab/>4</text:p>
          <text:p text:style-name="P21">1. Fonctionnalités<text:tab/>5</text:p>
          <text:p text:style-name="P21">2. Architecture<text:tab/>6</text:p>
          <text:p text:style-name="P23">2.1 Threading<text:tab/>6</text:p>
          <text:p text:style-name="P23">2.2 Gestion du document<text:tab/>6</text:p>
          <text:p text:style-name="P23">2.3 Audio<text:tab/>6</text:p>
          <text:p text:style-name="P23">2.4 Messages<text:tab/>6</text:p>
          <text:p text:style-name="P23">2.5 Contrôleurs<text:tab/>7</text:p>
          <text:p text:style-name="P21">3. Interface d’utilisation<text:tab/>8</text:p>
          <text:p text:style-name="P23">3.1 Principes<text:tab/>8</text:p>
          <text:p text:style-name="P23">3.2 Liste des pages<text:tab/>8</text:p>
          <text:p text:style-name="P22">3.2.1 Démarrage<text:tab/>8</text:p>
          <text:p text:style-name="P24">3.2.1.1 Éléments affichés<text:tab/>8</text:p>
          <text:p text:style-name="P24">3.2.1.2 Interactions<text:tab/>8</text:p>
          <text:p text:style-name="P22">3.2.2 Informations — programme courant<text:tab/>8</text:p>
          <text:p text:style-name="P24">3.2.2.1 Éléments affichés<text:tab/>8</text:p>
          <text:p text:style-name="P24">3.2.2.2 Interactions<text:tab/>8</text:p>
          <text:p text:style-name="P22">3.2.3 Contrôle du volume maître<text:tab/>9</text:p>
          <text:p text:style-name="P24">3.2.3.1 Éléments affichés<text:tab/>9</text:p>
          <text:p text:style-name="P24">3.2.3.2 Interactions<text:tab/>9</text:p>
          <text:p text:style-name="P22">3.2.4 Menu principal<text:tab/>9</text:p>
          <text:p text:style-name="P24">3.2.4.1 Éléments affichés<text:tab/>9</text:p>
          <text:p text:style-name="P24">3.2.4.2 Interactions<text:tab/>9</text:p>
          <text:p text:style-name="P22">3.2.5 Redémarrage<text:tab/>9</text:p>
          <text:p text:style-name="P24">3.2.5.1 Éléments affichés<text:tab/>9</text:p>
          <text:p text:style-name="P24">3.2.5.2 Interactions<text:tab/>9</text:p>
          <text:p text:style-name="P22">3.2.6 Édition programme courant<text:tab/>9</text:p>
          <text:p text:style-name="P24">3.2.6.1 Éléments affichés<text:tab/>9</text:p>
          <text:p text:style-name="P24">3.2.6.2 Interactions<text:tab/>10</text:p>
          <text:p text:style-name="P22">3.2.7 Édition alphanumérique<text:tab/>10</text:p>
          <text:p text:style-name="P24">3.2.7.1 Éléments affichés<text:tab/>10</text:p>
          <text:p text:style-name="P24">3.2.7.2 Interactions<text:tab/>10</text:p>
          <text:p text:style-name="P22">3.2.8 Menu slot<text:tab/>10</text:p>
          <text:p text:style-name="P24">3.2.8.1 Éléments affichés<text:tab/>10</text:p>
          <text:p text:style-name="P24">3.2.8.2 Interactions<text:tab/>11</text:p>
          <text:p text:style-name="P22">3.2.9 Liste des paramètres<text:tab/>11</text:p>
          <text:p text:style-name="P24">3.2.9.1 Éléments affichés<text:tab/>11</text:p>
          <text:p text:style-name="P24">3.2.9.2 Interactions<text:tab/>11</text:p>
          <text:p text:style-name="P22">3.2.10 Édition d’un paramètre<text:tab/>11</text:p>
          <text:p text:style-name="P24">3.2.10.1 Éléments affichés<text:tab/>11</text:p>
          <text:p text:style-name="P24">3.2.10.2 Interactions<text:tab/>11</text:p>
          <text:p text:style-name="P22"><text:soft-page-break/>3.2.11 Contrôleurs d’un paramètre<text:tab/>12</text:p>
          <text:p text:style-name="P24">3.2.11.1 Éléments affichés<text:tab/>12</text:p>
          <text:p text:style-name="P24">3.2.11.2 Interactions<text:tab/>12</text:p>
          <text:p text:style-name="P22">3.2.12 Édition d’un contrôleur<text:tab/>12</text:p>
          <text:p text:style-name="P24">3.2.12.1 Éléments affichés<text:tab/>12</text:p>
          <text:p text:style-name="P24">3.2.12.2 Interactions<text:tab/>12</text:p>
          <text:p text:style-name="P22">3.2.13 x<text:tab/>13</text:p>
          <text:p text:style-name="P24">3.2.13.1 Éléments affichés<text:tab/>13</text:p>
          <text:p text:style-name="P24">3.2.13.2 Interactions<text:tab/>13</text:p>
          <text:p text:style-name="P22">3.2.14 x<text:tab/>13</text:p>
          <text:p text:style-name="P24">3.2.14.1 Éléments affichés<text:tab/>13</text:p>
          <text:p text:style-name="P24">3.2.14.2 Interactions<text:tab/>13</text:p>
          <text:p text:style-name="P22">3.2.15 x<text:tab/>13</text:p>
          <text:p text:style-name="P24">3.2.15.1 Éléments affichés<text:tab/>13</text:p>
          <text:p text:style-name="P24">3.2.15.2 Interactions<text:tab/>13</text:p>
          <text:p text:style-name="P21">4. Implémentation<text:tab/>14</text:p>
          <text:p text:style-name="P23">4.1 Interface utilisateur<text:tab/>14</text:p>
          <text:p text:style-name="P22">4.1.1 Principes<text:tab/>14</text:p>
          <text:p text:style-name="P22">4.1.2 Raccord avec le modèle<text:tab/>14</text:p>
          <text:p text:style-name="P22">4.1.3 Éléments d’interface<text:tab/>15</text:p>
          <text:p text:style-name="P24">4.1.3.1 Caractéristiques communes<text:tab/>15</text:p>
          <text:p text:style-name="P24">4.1.3.2 Bitmap<text:tab/>15</text:p>
          <text:p text:style-name="P24">4.1.3.3 Simple texte<text:tab/>15</text:p>
          <text:p text:style-name="P24">4.1.3.4 Fenêtre<text:tab/>15</text:p>
          <text:p text:style-name="P21">5. Idées<text:tab/>16</text:p>
          <text:p text:style-name="P23">5.1 Côté software<text:tab/>16</text:p>
          <text:p text:style-name="P23">5.2 Nouvelles versions de l’électronique<text:tab/>16</text:p>
          <text:p text:style-name="P22">5.2.1 Pédales d’expression supplémentaires<text:tab/>16</text:p>
          <text:p text:style-name="P22">5.2.2 LED plus brillantes<text:tab/>16</text:p>
          <text:p text:style-name="P22">5.2.3 Codeurs incrémentaux<text:tab/>17</text:p>
          <text:p text:style-name="P22">5.2.4 Plusieurs cartes<text:tab/>17</text:p>
          <text:p text:style-name="P22">5.2.5 Meilleur écran<text:tab/>17</text:p>
          <text:p text:style-name="P22">5.2.6 Odroid C2<text:tab/>17</text:p>
        </text:index-body>
      </text:table-of-content>
      <text:p text:style-name="P11"/>
      <text:h text:style-name="P52"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52"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52"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31603898"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53">Zone de banque</text:p>
        </text:list-item>
      </text:list>
      <text:p text:style-name="First_20_line_20_indent">Banque :</text:p>
      <text:list xml:id="list31636233"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53">Zone de preset</text:p>
        </text:list-item>
      </text:list>
      <text:p text:style-name="First_20_line_20_indent">Preset :</text:p>
      <text:list xml:id="list31628567"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31612695"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54">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31622819" text:style-name="L3">
        <text:list-item>
          <text:p text:style-name="P55">Nouveau bloc de contrôle</text:p>
        </text:list-item>
        <text:list-item>
          <text:p text:style-name="P55">Paramètre de plug-in</text:p>
        </text:list-item>
      </text:list>
      <text:p text:style-name="First_20_line_20_indent">Messages thread audio → thread de commande :</text:p>
      <text:list xml:id="list31630086" text:style-name="L4">
        <text:list-item>
          <text:p text:style-name="P56">Recyclage d’un bloc de contrôle</text:p>
        </text:list-item>
        <text:list-item>
          <text:p text:style-name="P56">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31627257" text:style-name="L5">
        <text:list-item>
          <text:p text:style-name="P28">Période/fréquence</text:p>
        </text:list-item>
        <text:list-item>
          <text:p text:style-name="P28">Distorsion de phase (répartition temporelle du point du milieu)</text:p>
        </text:list-item>
        <text:list-item>
          <text:p text:style-name="P28">Aléa cyclique</text:p>
        </text:list-item>
        <text:list-item>
          <text:p text:style-name="P28">Forme d’onde</text:p>
          <text:list>
            <text:list-item>
              <text:p text:style-name="P28">Sinus</text:p>
            </text:list-item>
            <text:list-item>
              <text:p text:style-name="P28">Carré</text:p>
            </text:list-item>
            <text:list-item>
              <text:p text:style-name="P28">Triangle</text:p>
            </text:list-item>
            <text:list-item>
              <text:p text:style-name="P28">Dents de scie</text:p>
            </text:list-item>
            <text:list-item>
              <text:p text:style-name="P28">Bruit brun</text:p>
            </text:list-item>
          </text:list>
        </text:list-item>
        <text:list-item>
          <text:p text:style-name="P28">Signe</text:p>
        </text:list-item>
        <text:list-item>
          <text:p text:style-name="P28">Polarité (unipolaire / bipolaire)</text:p>
        </text:list-item>
        <text:list-item>
          <text:p text:style-name="P28">Distorsion d’onde n &amp; m (1–64) : 1-(1-x^n)^m en valeur absolue. On pourrait le réduire à un seul paramètre ? n :1→1→64→64→(1), m :1→64→1→64→(1) en calculant bien la progression de n et m. <text:a xlink:type="simple" xlink:href="https://www.desmos.com/calculator/u7s3hvwhcj">https://www.desmos.com/calculator/u7s3hvwhcj</text:a></text:p>
        </text:list-item>
        <text:list-item>
          <text:p text:style-name="P28">Sample &amp; hold</text:p>
        </text:list-item>
        <text:list-item>
          <text:p text:style-name="P28">Smoothing</text:p>
        </text:list-item>
      </text:list>
      <text:p text:style-name="First_20_line_20_indent"/>
      <text:p text:style-name="First_20_line_20_indent">Traitement :</text:p>
      <text:p text:style-name="First_20_line_20_indent">Soit : Phase tri → modulation chaotique → distorsion de phase → forme d’onde → signe → polarité</text:p>
      <text:p text:style-name="First_20_line_20_indent">Soit : Générateur tout-en-un</text:p>
      <text:p text:style-name="First_20_line_20_indent">Puis : → distorsion d’onde → sample &amp; hold → smoothing</text:p>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31625536" text:style-name="L6">
        <text:list-item>
          <text:p text:style-name="P29">Titre</text:p>
        </text:list-item>
        <text:list-item>
          <text:p text:style-name="P29">Version</text:p>
        </text:list-item>
        <text:list-item>
          <text:p text:style-name="P29">Éventuellement, scan des plug-ins</text:p>
        </text:list-item>
        <text:list-item>
          <text:p text:style-name="P29">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31633532" text:continue-numbering="true" text:style-name="L6">
        <text:list-item>
          <text:p text:style-name="P29">Numéro du programme en très gros</text:p>
        </text:list-item>
        <text:list-item>
          <text:p text:style-name="P29">Nom du programme en gros</text:p>
        </text:list-item>
        <text:list-item>
          <text:p text:style-name="P29">Numéro et nom de la banque courante en petit (qui peut être différente de la banque à laquelle appartient le programme courant ?)</text:p>
        </text:list-item>
        <text:list-item>
          <text:p text:style-name="P29">Adresse IP en petit</text:p>
        </text:list-item>
      </text:list>
      <text:h text:style-name="Heading_20_4" text:outline-level="4">Interactions</text:h>
      <text:list xml:id="list31635900" text:style-name="L7">
        <text:list-item>
          <text:p text:style-name="P30">Select : ➡ menu principal</text:p>
        </text:list-item>
        <text:list-item>
          <text:p text:style-name="P30">←, →, rotenc 2 : ➡ contrôle des niveaux ? Ça ou autre chose ?</text:p>
        </text:list-item>
        <text:list-item>
          <text:p text:style-name="P30">↑, ↓, rotenc 1 : changement de programme</text:p>
        </text:list-item>
      </text:list>
      <text:h text:style-name="Heading_20_3" text:outline-level="3"><text:soft-page-break/>Contrôle des niveaux</text:h>
      <text:h text:style-name="Heading_20_4" text:outline-level="4">Éléments affichés</text:h>
      <text:list xml:id="list31616321" text:style-name="L8">
        <text:list-item>
          <text:p text:style-name="P31">Volume master en dB</text:p>
        </text:list-item>
        <text:list-item>
          <text:p text:style-name="P31">Vu-mètre sortie + clipping</text:p>
        </text:list-item>
        <text:list-item>
          <text:p text:style-name="P31">Volume d’entrée en dB</text:p>
        </text:list-item>
        <text:list-item>
          <text:p text:style-name="P31">Vu-mètre entrée + clipping</text:p>
        </text:list-item>
        <text:list-item>
          <text:p text:style-name="P31">Vu-mètre Charge CPU</text:p>
        </text:list-item>
      </text:list>
      <text:h text:style-name="Heading_20_4" text:outline-level="4">Interactions</text:h>
      <text:list xml:id="list31634903" text:continue-list="list31635900" text:style-name="L7">
        <text:list-item>
          <text:p text:style-name="P30">↑, ↓, rotenc 1 : Défilement dans le menu</text:p>
        </text:list-item>
        <text:list-item>
          <text:p text:style-name="P30">←, →, rotenc 2 : changements</text:p>
        </text:list-item>
        <text:list-item>
          <text:p text:style-name="P30">Select sur un volume : Remettre à zéro l’information de clipping</text:p>
        </text:list-item>
        <text:list-item>
          <text:p text:style-name="P30">Select sur l’icône de canaux : changer la stéréo de sortie</text:p>
        </text:list-item>
        <text:list-item>
          <text:p text:style-name="P30">Esc : ➡ Informations — programme courant</text:p>
        </text:list-item>
      </text:list>
      <text:h text:style-name="Heading_20_3" text:outline-level="3">Menu principal</text:h>
      <text:h text:style-name="Heading_20_4" text:outline-level="4">Éléments affichés</text:h>
      <text:list xml:id="list31646368" text:continue-list="list31616321" text:style-name="L8">
        <text:list-item>
          <text:p text:style-name="P31">Édition programme courant</text:p>
        </text:list-item>
        <text:list-item>
          <text:p text:style-name="P31">Édition des banques</text:p>
        </text:list-item>
        <text:list-item>
          <text:p text:style-name="P31">Configuration du pédalier</text:p>
        </text:list-item>
        <text:list-item>
          <text:p text:style-name="P31">Contrôle du volume maître</text:p>
        </text:list-item>
        <text:list-item>
          <text:p text:style-name="P31">Redémarrage</text:p>
        </text:list-item>
      </text:list>
      <text:h text:style-name="Heading_20_4" text:outline-level="4">Interactions</text:h>
      <text:list xml:id="list31650669" text:continue-list="list31634903" text:style-name="L7">
        <text:list-item>
          <text:p text:style-name="P30">↑, ↓, rotenc 1 : Défilement dans le menu</text:p>
        </text:list-item>
        <text:list-item>
          <text:p text:style-name="P30">Select : ➡ Édition programme courant, ➡ édition des banques, ➡ configuration du pédalier, ➡ contrôle du volume maître, ➡ redémarrage</text:p>
        </text:list-item>
        <text:list-item>
          <text:p text:style-name="P30">Esc : ➡ Informations — programme courant</text:p>
        </text:list-item>
      </text:list>
      <text:h text:style-name="Heading_20_3" text:outline-level="3">Redémarrage</text:h>
      <text:h text:style-name="Heading_20_4" text:outline-level="4">Éléments affichés</text:h>
      <text:list xml:id="list31608305" text:style-name="L9">
        <text:list-item>
          <text:p text:style-name="P32">Voulez-vous vraiment redémarrer ?</text:p>
        </text:list-item>
        <text:list-item>
          <text:p text:style-name="P32">Non</text:p>
        </text:list-item>
        <text:list-item>
          <text:p text:style-name="P32">Oui</text:p>
        </text:list-item>
      </text:list>
      <text:h text:style-name="Heading_20_4" text:outline-level="4">Interactions</text:h>
      <text:list xml:id="list31642235" text:continue-list="list31650669" text:style-name="L7">
        <text:list-item>
          <text:p text:style-name="P30">↑, ↓, rotenc 1 : Défilement dans le menu</text:p>
        </text:list-item>
        <text:list-item>
          <text:p text:style-name="P30">Select : ➡ menu principal ou redémarrage de la machine</text:p>
        </text:list-item>
        <text:list-item>
          <text:p text:style-name="P30">Esc : ➡ menu principal</text:p>
        </text:list-item>
      </text:list>
      <text:h text:style-name="Heading_20_3" text:outline-level="3"><text:soft-page-break/>Édition programme courant</text:h>
      <text:h text:style-name="Heading_20_4" text:outline-level="4">Éléments affichés</text:h>
      <text:list xml:id="list31636513" text:continue-list="list31608305" text:style-name="L9">
        <text:list-item>
          <text:p text:style-name="P32">Nom du programme</text:p>
        </text:list-item>
        <text:list-item>
          <text:p text:style-name="P32">Contrôleurs</text:p>
        </text:list-item>
        <text:list-item>
          <text:p text:style-name="P32">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31617939" text:style-name="L10">
        <text:list-item>
          <text:p text:style-name="P33">↑, ↓, rotenc 1 : Défilement dans le menu</text:p>
        </text:list-item>
        <text:list-item>
          <text:p text:style-name="P33">Esc : ➡ menu principal</text:p>
        </text:list-item>
        <text:list-item>
          <text:p text:style-name="P33">Select sur Nom du programme ➡ édition texte. Titre : « Nom du programme ».</text:p>
        </text:list-item>
        <text:list-item>
          <text:p text:style-name="P33">Select sur Contrôleurs : ➡ contrôleurs du programme</text:p>
        </text:list-item>
        <text:list-item>
          <text:p text:style-name="P33">Select sur un slot vide : ➡ menu slot</text:p>
        </text:list-item>
        <text:list-item>
          <text:p text:style-name="P33">Select sur un slot plein : ➡ liste des paramètres</text:p>
        </text:list-item>
        <text:list-item>
          <text:p text:style-name="P33">←,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31652141" text:continue-list="list31636513" text:style-name="L9">
        <text:list-item>
          <text:p text:style-name="P32">Titre</text:p>
        </text:list-item>
        <text:list-item>
          <text:p text:style-name="P32">Chaîne éditée + curseur</text:p>
        </text:list-item>
        <text:list-item>
          <text:p text:style-name="P32">Zone de sélection défilante contenant différents caractères + Del + ← + → + OK + Cancel</text:p>
        </text:list-item>
        <text:list-item>
          <text:p text:style-name="P32">Curseur dans la zone défilante</text:p>
        </text:list-item>
      </text:list>
      <text:p text:style-name="First_20_line_20_indent"/>
      <text:p text:style-name="First_20_line_20_indent">Exemple de contenu de caractères (pas exhaustif, pas final)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31604556" text:style-name="L11">
        <text:list-item>
          <text:p text:style-name="P34">↑, ↓, rotenc 1 et ←, →, rotenc 2 : faire défiler le curseur de sélection</text:p>
        </text:list-item>
        <text:list-item>
          <text:p text:style-name="P34">Select : ajouter le caractère pointé ou faire l’action indiquée</text:p>
        </text:list-item>
        <text:list-item>
          <text:p text:style-name="P34"><text:soft-page-break/>Esc : comme Cancel.</text:p>
        </text:list-item>
      </text:list>
      <text:p text:style-name="First_20_line_20_indent"/>
      <text:p text:style-name="First_20_line_20_indent">Icônes :</text:p>
      <text:list xml:id="list31632187" text:style-name="L12">
        <text:list-item>
          <text:p text:style-name="P35">OK : la chaîne est validée telle quelle, retour à l’écran commanditaire</text:p>
        </text:list-item>
        <text:list-item>
          <text:p text:style-name="P35">Cancel : l’édition est annulée, retour à l’écran commanditaire</text:p>
        </text:list-item>
        <text:list-item>
          <text:p text:style-name="P35">Del : le caractère avant le curseur est effacé</text:p>
        </text:list-item>
        <text:list-item>
          <text:p text:style-name="P35">←, → : déplacement du curseur de chaîne.</text:p>
        </text:list-item>
      </text:list>
      <text:h text:style-name="Heading_20_3" text:outline-level="3">Menu slot</text:h>
      <text:h text:style-name="Heading_20_4" text:outline-level="4">Éléments affichés</text:h>
      <text:list xml:id="list31632205" text:style-name="L13">
        <text:list-item>
          <text:p text:style-name="P36">Type de l’effet</text:p>
        </text:list-item>
        <text:list-item>
          <text:p text:style-name="P36">Label</text:p>
        </text:list-item>
        <text:list-item>
          <text:p text:style-name="P36">Insérer nouveau avant</text:p>
        </text:list-item>
        <text:list-item>
          <text:p text:style-name="P36">Supprimer (si applicable)</text:p>
        </text:list-item>
        <text:list-item>
          <text:p text:style-name="P36">Remise à zéro (si applicable)</text:p>
        </text:list-item>
        <text:list-item>
          <text:p text:style-name="P36">Déplacer</text:p>
        </text:list-item>
        <text:list-item>
          <text:p text:style-name="P36">Presets (si applicable)</text:p>
        </text:list-item>
        <text:list-item>
          <text:p text:style-name="P36">Nbr chn in/out (si applicable)</text:p>
        </text:list-item>
      </text:list>
      <text:p text:style-name="First_20_line_20_indent"/>
      <text:h text:style-name="Heading_20_4" text:outline-level="4">Interactions</text:h>
      <text:list xml:id="list31624166" text:style-name="L14">
        <text:list-item>
          <text:p text:style-name="P37">←, →, rotenc 2  sur Type de l’effet : cycle les effets disponibles + slot vide.</text:p>
        </text:list-item>
        <text:list-item>
          <text:p text:style-name="P37">Select sur Type de l’effet : ➡ liste des effets</text:p>
        </text:list-item>
        <text:list-item>
          <text:p text:style-name="P37">Select sur Supprimer : ➡ confirmation simple (titre : « supprimer le slot ? »), éventuelle suppression du slot puis retour ➡ édition programme courant.</text:p>
        </text:list-item>
        <text:list-item>
          <text:p text:style-name="P37">Select sur Remise à zéro : ➡ confirmation simple (titre : « Remettre l’effet à zéro ? »), éventuelle remise à zéro du slot puis retour sur cette même page.</text:p>
        </text:list-item>
        <text:list-item>
          <text:p text:style-name="P37">Select sur Déplacer : ➡ déplacement de slot</text:p>
        </text:list-item>
        <text:list-item>
          <text:p text:style-name="P37">Select sur Presets : ➡ gestion des presets d’effet</text:p>
        </text:list-item>
        <text:list-item>
          <text:p text:style-name="P37">Select sur Nbr chn in/out : alterne le mono forcé avec stéréo (si applicable)</text:p>
        </text:list-item>
        <text:list-item>
          <text:p text:style-name="P37">Select sur Label :</text:p>
        </text:list-item>
        <text:list-item>
          <text:p text:style-name="P37">Esc : ➡ édition programme courant</text:p>
        </text:list-item>
      </text:list>
      <text:h text:style-name="Heading_20_3" text:outline-level="3">Liste des paramètres</text:h>
      <text:h text:style-name="Heading_20_4" text:outline-level="4">Éléments affichés</text:h>
      <text:list xml:id="list31621728" text:style-name="L15">
        <text:list-item>
          <text:p text:style-name="P38">Setup / actions</text:p>
        </text:list-item>
        <text:list-item>
          <text:p text:style-name="P38">Bypass + valeur</text:p>
        </text:list-item>
        <text:list-item>
          <text:p text:style-name="P38">FX mix + valeur</text:p>
        </text:list-item>
        <text:list-item>
          <text:p text:style-name="P38">Volume + valeur</text:p>
        </text:list-item>
        <text:list-item>
          <text:p text:style-name="P38">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text:soft-page-break/>Interactions</text:h>
      <text:list xml:id="list31614490" text:style-name="L16">
        <text:list-item>
          <text:p text:style-name="P39">↑, ↓, rotenc 1 : Défilement dans le menu</text:p>
        </text:list-item>
        <text:list-item>
          <text:p text:style-name="P39">Select sur Setup / actions : ➡ menu slot</text:p>
        </text:list-item>
        <text:list-item>
          <text:p text:style-name="P39">Select sur un paramètre : ➡ Édition d’un paramètre</text:p>
        </text:list-item>
        <text:list-item>
          <text:p text:style-name="P39">Esc : ➡ édition programme courant</text:p>
        </text:list-item>
        <text:list-item>
          <text:p text:style-name="P39">←, →, rotenc 2 : changement de la valeur du paramètre (coarse, 1/20)</text:p>
        </text:list-item>
      </text:list>
      <text:h text:style-name="Heading_20_3" text:outline-level="3">Édition d’un paramètre</text:h>
      <text:h text:style-name="Heading_20_4" text:outline-level="4">Éléments affichés</text:h>
      <text:list xml:id="list31618479" text:style-name="L17">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item>
          <text:p text:style-name="P40">Contrôleurs, avec symbole indiquant qu’il y en a</text:p>
        </text:list-item>
        <text:list-item>
          <text:p text:style-name="P40">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Contrôleurs d’un paramètre</text:h>
      <text:h text:style-name="Heading_20_4" text:outline-level="4">Éléments affichés</text:h>
      <text:list xml:id="list31630888" text:style-name="L18">
        <text:list-item>
          <text:p text:style-name="P41">Automation</text:p>
        </text:list-item>
        <text:list-item>
          <text:p text:style-name="P41">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31623363" text:style-name="L19">
        <text:list-item>
          <text:p text:style-name="P42">↑, ↓, rotenc 1 : Défilement dans le menu</text:p>
        </text:list-item>
        <text:list-item>
          <text:p text:style-name="P42">Select sur une entrée : ➡ Édition d’un contrôleur</text:p>
        </text:list-item>
        <text:list-item>
          <text:p text:style-name="P42">Esc : ➡ Édition d’un paramètre</text:p>
        </text:list-item>
      </text:list>
      <text:h text:style-name="Heading_20_3" text:outline-level="3">Édition d’un contrôleur</text:h>
      <text:h text:style-name="Heading_20_4" text:outline-level="4">Éléments affichés</text:h>
      <text:list xml:id="list31625168" text:style-name="L20">
        <text:list-item>
          <text:p text:style-name="P43">Source/action : &lt;empty&gt;, pedal, expression, rotenc… (on allongera la liste plus tard) + numéro ou nom de la source</text:p>
        </text:list-item>
        <text:list-item>
          <text:p text:style-name="P43">Le pas, si applicable (rotenc + paramètre à valeurs continues)</text:p>
        </text:list-item>
        <text:list-item>
          <text:p text:style-name="P43">Valeur min</text:p>
        </text:list-item>
        <text:list-item>
          <text:p text:style-name="P43">Pas de réglage de la valeur min, si applicable</text:p>
        </text:list-item>
        <text:list-item>
          <text:p text:style-name="P43">valeur max</text:p>
        </text:list-item>
        <text:list-item>
          <text:p text:style-name="P43"><text:soft-page-break/>Pas de réglage de la valeur max, si applicable</text:p>
        </text:list-item>
        <text:list-item>
          <text:p text:style-name="P43">Nom de la courbe, si applicable</text:p>
        </text:list-item>
        <text:list-item>
          <text:p text:style-name="P43">Conversion unipolaire → bipolaire</text:p>
        </text:list-item>
      </text:list>
      <text:p text:style-name="First_20_line_20_indent"/>
      <text:p text:style-name="First_20_line_20_indent">Idéalement, si &lt;empty&gt; est actif, les autres champs apparaissent vides.</text:p>
      <text:h text:style-name="Heading_20_4" text:outline-level="4">Interactions</text:h>
      <text:p text:style-name="First_20_line_20_indent">Les valeurs min et max ne sont pas navigables.</text:p>
      <text:list xml:id="list31647938" text:continue-list="list31623363" text:style-name="L19">
        <text:list-item>
          <text:p text:style-name="P42">↑, ↓, rotenc 1 : Défilement dans le menu</text:p>
        </text:list-item>
        <text:list-item>
          <text:p text:style-name="P42">←, →, rotenc 2 sur la source : changement de la source, éventuellement ajout ou destruction du contrôleur.</text:p>
        </text:list-item>
        <text:list-item>
          <text:p text:style-name="P42">←, →, rotenc 2 sur le pas : changement de la valeur du pas. On utilisera une échelle log.</text:p>
        </text:list-item>
        <text:list-item>
          <text:p text:style-name="P42">←, →, rotenc 2 sur le pas des valeurs min/max : changement de ladite valeur en fonction du pas sélectionné.</text:p>
        </text:list-item>
        <text:list-item>
          <text:p text:style-name="P42">←, →, rotenc 2 sur la courbe : changement de la courbe</text:p>
        </text:list-item>
        <text:list-item>
          <text:p text:style-name="P42">Select sur la courbe :➡ Choix d’une courbe</text:p>
        </text:list-item>
        <text:list-item>
          <text:p text:style-name="P42">←, →, rotenc 2 ou Select sur la conversion unipolaire → bipolaire : toggle.</text:p>
        </text:list-item>
        <text:list-item>
          <text:p text:style-name="P42">Esc : ➡ Contrôleurs d’un paramètre.</text:p>
        </text:list-item>
      </text:list>
      <text:h text:style-name="Heading_20_3" text:outline-level="3">configuration du pédalier</text:h>
      <text:p text:style-name="First_20_line_20_indent">Cet écran pourra servir autant à la configuration de base du pédalier qu’à celles associées aux programmes et aux banques.</text:p>
      <text:h text:style-name="Heading_20_4" text:outline-level="4">Éléments affichés</text:h>
      <text:p text:style-name="First_20_line_20_indent">12 entrées indiquant pour chaque pédale :</text:p>
      <text:list xml:id="list31624512" text:style-name="L21">
        <text:list-item>
          <text:p text:style-name="P44">Numéro de la pédale</text:p>
        </text:list-item>
        <text:list-item>
          <text:p text:style-name="P44">Fonction attribuée</text:p>
        </text:list-item>
      </text:list>
      <text:p text:style-name="First_20_line_20_indent"/>
      <text:p text:style-name="First_20_line_20_indent">La fonction peut être excessivement complexe. On choisira donc de ne présenter que des cas d’utilisation courants. Les cas y échappant seront indiqués comme « complexes » et ne pourront pas être édités.</text:p>
      <text:p text:style-name="First_20_line_20_indent">Cas d’utilisation envisagés :</text:p>
      <text:list xml:id="list31604638" text:style-name="L22">
        <text:list-item>
          <text:p text:style-name="P45">Rien.</text:p>
        </text:list-item>
        <text:list-item>
          <text:p text:style-name="P45">Simple action : PRESS, action unique. En dehors des possibilités suivantes, l’action sera indiquée comme complexe :</text:p>
          <text:list>
            <text:list-item>
              <text:p text:style-name="P45">Prog +</text:p>
            </text:list-item>
            <text:list-item>
              <text:p text:style-name="P45">Prog -</text:p>
            </text:list-item>
            <text:list-item>
              <text:p text:style-name="P45">Prog <text:span text:style-name="Emphasis">N</text:span></text:p>
            </text:list-item>
            <text:list-item>
              <text:p text:style-name="P45">Bank +</text:p>
            </text:list-item>
            <text:list-item>
              <text:p text:style-name="P45">Bank -</text:p>
            </text:list-item>
            <text:list-item>
              <text:p text:style-name="P45">Bank <text:span text:style-name="Emphasis">N</text:span></text:p>
            </text:list-item>
            <text:list-item>
              <text:p text:style-name="P45">Tuner</text:p>
            </text:list-item>
            <text:list-item>
              <text:p text:style-name="P45">Tempo</text:p>
            </text:list-item>
            <text:list-item>
              <text:p text:style-name="P45">Toggle <text:span text:style-name="Emphasis">type d’effet ou étiquette</text:span></text:p>
            </text:list-item>
            <text:list-item>
              <text:p text:style-name="P45">Set <text:span text:style-name="Emphasis">nom du paramètre</text:span>, <text:span text:style-name="Emphasis">type d’effet ou étiquette</text:span></text:p>
            </text:list-item>
          </text:list>
        </text:list-item>
        <text:list-item>
          <text:p text:style-name="P45"><text:soft-page-break/>Bouton momentané : PRESS + RELEASE, action paramètre identique avec une valeur pour chaque changement d’état.</text:p>
          <text:list>
            <text:list-item>
              <text:p text:style-name="P45">PBSet <text:span text:style-name="Emphasis">nom du paramètre</text:span>, <text:span text:style-name="Emphasis">type d’effet ou étiquette</text:span></text:p>
            </text:list-item>
          </text:list>
        </text:list-item>
        <text:list-item>
          <text:p text:style-name="P45">Toggle : PRESS avec 2 cycles, paramètre identique à chaque fois avec une valeur pour chaque cycle.</text:p>
          <text:list>
            <text:list-item>
              <text:p text:style-name="P45">Tgl <text:span text:style-name="Emphasis">nom du paramètre</text:span>, <text:span text:style-name="Emphasis">type d’effet ou étiquette</text:span></text:p>
            </text:list-item>
          </text:list>
        </text:list-item>
      </text:list>
      <text:p text:style-name="First_20_line_20_indent"/>
      <text:p text:style-name="First_20_line_20_indent">Rappel, structure à montrer :</text:p>
      <text:p text:style-name="First_20_line_20_indent">pédale → type de déclencheur → étapes de cycle → liste d’actions</text:p>
      <text:p text:style-name="First_20_line_20_indent">Note : seule le déclencheur « PRESS » peut avoir plusieurs étapes de cycle. Les autres n’utilisent que la première étape, si elle existe.</text:p>
      <text:h text:style-name="Heading_20_4" text:outline-level="4">Interactions</text:h>
      <text:list xml:id="list31631315" text:continue-list="list31647938" text:style-name="L19">
        <text:list-item>
          <text:p text:style-name="P42">↑, ↓, rotenc 1 : Défilement dans le menu</text:p>
        </text:list-item>
        <text:list-item>
          <text:p text:style-name="P42">←, →, rotenc 2 sur une pédale : défilement du type d’action :</text:p>
          <text:list>
            <text:list-item>
              <text:p text:style-name="P42">Toutes les simples actions (programme 0 à 15, banque 0 à 63), avec Toggle FX et Set positionnées sur une étiquette vide et le paramètre 0.</text:p>
            </text:list-item>
            <text:list-item>
              <text:p text:style-name="P42">Bouton momentané avec une étiquette vide et le paramètre 0, valeurs normalisées 0 et 1</text:p>
            </text:list-item>
            <text:list-item>
              <text:p text:style-name="P42">Idem pour le Toggle Param.</text:p>
            </text:list-item>
          </text:list>
        </text:list-item>
        <text:list-item>
          <text:p text:style-name="P42">Select sur Toggle FX : ➡ Sélection d’un effet</text:p>
        </text:list-item>
        <text:list-item>
          <text:p text:style-name="P42">Select sur Set : ➡ Sélection d’un paramètre d’effet, 1 valeur</text:p>
        </text:list-item>
        <text:list-item>
          <text:p text:style-name="P42">Select sur Bouton momentané : ➡ Sélection d’un paramètre d’effet, 2 valeurs</text:p>
        </text:list-item>
        <text:list-item>
          <text:p text:style-name="P42">Select sur Toggle Param : ➡ Sélection d’un paramètre d’effet, 2 valeurs</text:p>
        </text:list-item>
        <text:list-item>
          <text:p text:style-name="P42">Esc : ➡ Menu principal</text:p>
        </text:list-item>
      </text:list>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31605032" text:style-name="L23">
        <text:list-item>
          <text:p text:style-name="P46">que l’interaction et l’affichage sont regroupés sur la même arborescence</text:p>
        </text:list-item>
        <text:list-item>
          <text:p text:style-name="P46">que le fond est de couleur « 0 »</text:p>
        </text:list-item>
        <text:list-item>
          <text:p text:style-name="P46">que les éléments graphiques ne se superposent pas, ou s’écrasent les uns les autres</text:p>
        </text:list-item>
        <text:list-item>
          <text:p text:style-name="P46">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31615114" text:style-name="L24">
        <text:list-item>
          <text:p text:style-name="P47">Identifiant, donné par le code client lors de l’insertion. Il est unique au sein du container.</text:p>
        </text:list-item>
        <text:list-item>
          <text:p text:style-name="P47">Position en pixels, relativement à l’origine du container</text:p>
        </text:list-item>
        <text:list-item>
          <text:p text:style-name="P47">Flag indiquant la navigabilité (passage du curseur)</text:p>
        </text:list-item>
        <text:list-item>
          <text:p text:style-name="P47">Forçages : ↑, ↓, ←, →. Le forçage peut prendre plusieurs formes :</text:p>
          <text:list>
            <text:list-item>
              <text:p text:style-name="P47">Saut à un élément spécifié</text:p>
            </text:list-item>
            <text:list-item>
              <text:p text:style-name="P47">Arrêt</text:p>
            </text:list-item>
          </text:list>
        </text:list-item>
        <text:list-item>
          <text:p text:style-name="P47">Deux flags indiquant si les rotenc permettent la navigation (besoin de ça ? c’est implicite avec le gestionnaire d’événements)</text:p>
        </text:list-item>
        <text:list-item>
          <text:p text:style-name="P47">Une routine de redraw, où l’on indique si on doit afficher le curseur avec</text:p>
        </text:list-item>
        <text:list-item>
          <text:p text:style-name="P47">Un gestionnaire d’évènements :</text:p>
          <text:list>
            <text:list-item>
              <text:p text:style-name="P47">Touches et rotenc non gérés par la navigation</text:p>
            </text:list-item>
            <text:list-item>
              <text:p text:style-name="P47">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31607951" text:style-name="L25">
        <text:list-item>
          <text:p text:style-name="P48">Un texte</text:p>
        </text:list-item>
        <text:list-item>
          <text:p text:style-name="P48">Une police</text:p>
        </text:list-item>
        <text:list-item>
          <text:p text:style-name="P48">Des justifications horizontales et verticales</text:p>
        </text:list-item>
        <text:list-item>
          <text:p text:style-name="P48">Une taille maxi en pixels ?</text:p>
        </text:list-item>
        <text:list-item>
          <text:p text:style-name="P48">Des attributs :</text:p>
          <text:list>
            <text:list-item>
              <text:p text:style-name="P48">Bold</text:p>
            </text:list-item>
            <text:list-item>
              <text:p text:style-name="P48">Surligné</text:p>
            </text:list-item>
            <text:list-item>
              <text:p text:style-name="P48">Souligné</text:p>
            </text:list-item>
            <text:list-item>
              <text:p text:style-name="P48">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31635313" text:style-name="L26">
        <text:list-item>
          <text:p text:style-name="P49">Avoir un vrai système de plug-in, avec des bibliothèques dynamiques externes</text:p>
        </text:list-item>
        <text:list-item>
          <text:p text:style-name="P49">Faire en sorte que la description d’un plug-in soit indépendante des instances de celui-ci.</text:p>
        </text:list-item>
        <text:list-item>
          <text:p text:style-name="P49">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31621547" text:style-name="L27">
        <text:list-item>
          <text:p text:style-name="P57"><text:soft-page-break/>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57">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31609679" text:style-name="L28">
        <text:list-item>
          <text:p text:style-name="P50">Carte de dispatching (connecteur Pi + connecteurs autres cartes) + ADC</text:p>
        </text:list-item>
        <text:list-item>
          <text:p text:style-name="P50">Carte LED</text:p>
        </text:list-item>
        <text:list-item>
          <text:p text:style-name="P50">Carte Pédales/boutons</text:p>
        </text:list-item>
        <text:list-item>
          <text:p text:style-name="P50">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data-style-name="N0">
      <style:table-cell-properties style:vertical-align="top" fo:padding-left="0.123cm" fo:padding-right="0.123cm" fo:padding-top="0cm" fo:padding-bottom="0cm" fo:border="none" style:writing-mode="lr-tb"/>
    </style:style>
    <style:style style:name="Tableau4.B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text-properties fo:language="en" fo:country="GB"/>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9.02</text:modification-date></text:span></text:p>
            </table:table-cell>
          </table:table-row>
        </table:table>
        <text:p text:style-name="MP5"><draw:line text:anchor-type="char" draw:z-index="18" draw:style-name="Mgr1" draw:text-style-name="MP6" svg:x1="0cm" svg:y1="0.072cm" svg:x2="16.942cm" svg:y2="0.072cm"><text:p/></draw:line></text:p>
      </style:header>
      <style:footer>
        <text:p text:style-name="MP7"><draw:line text:anchor-type="char" draw:z-index="37"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float" office:value="2016">
              <text:p text:style-name="MP8">2016</text:p>
            </table:table-cell>
            <table:table-cell table:style-name="Tableau4.B1" office:value-type="string">
              <text:p text:style-name="MP9"><text:span text:style-name="MT1">Page </text:span><text:span text:style-name="MT2"><text:page-number text:select-page="current">19</text:page-number></text:span><text:span text:style-name="MT1"> / </text:span><text:span text:style-name="MT2"><text:page-count style:num-format="1">19</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415</meta:editing-cycles>
    <meta:editing-duration>PT498H57M15S</meta:editing-duration>
    <meta:generator>OpenOffice.org/3.2$Win32 OpenOffice.org_project/320m12$Build-9483</meta:generator>
    <dc:date>2016-09-02T11:46:35.98</dc:date>
    <meta:document-statistic meta:table-count="5" meta:image-count="0" meta:object-count="0" meta:page-count="19" meta:paragraph-count="474" meta:word-count="4102" meta:character-count="22953"/>
    <meta:user-defined meta:name="Référence">-</meta:user-defined>
    <meta:user-defined meta:name="Version">1.0</meta:user-defined>
  </office:meta>
</office:document-meta>
</file>